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2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VARGAS AUQUIPUMA, LEONARD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PICHANAQU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VARGAS AUQUIPUMA, LEONARDA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S BB FRANCES ROJO (PAVIPOLLOS):</text:p>
          </table:table-cell>
          <table:table-cell table:style-name="Tabla1.B3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PROPIO (GENETICA)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/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20:21:20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